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3cm" draw:marker-end-width="0.253cm" draw:fill="none" draw:fill-color="#729fcf" draw:textarea-horizontal-align="justify" draw:textarea-vertical-align="middle" draw:auto-grow-height="false" fo:min-height="2.84cm" fo:min-width="8.813cm" fo:padding-top="0.143cm" fo:padding-bottom="0.143cm" fo:padding-left="0.268cm" fo:padding-right="0.268cm"/>
    </style:style>
    <style:style style:name="gr2" style:family="graphic" style:parent-style-name="standard">
      <style:graphic-properties svg:stroke-width="0.035cm" draw:marker-start-width="0.253cm" draw:marker-end-width="0.253cm" draw:fill="none" draw:fill-color="#729fcf" draw:textarea-horizontal-align="justify" draw:textarea-vertical-align="middle" draw:auto-grow-height="false" fo:min-height="3.016cm" fo:min-width="8.989cm" fo:padding-top="0.143cm" fo:padding-bottom="0.143cm" fo:padding-left="0.268cm" fo:padding-right="0.268cm"/>
    </style:style>
    <style:style style:name="gr3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9.525cm" svg:height="3.302cm" svg:x="2.397cm" svg:y="1.508cm">
          <text:p text:style-name="P1">Computer</text:p>
          <text:p text:style-name="P2"><text:span text:style-name="T1">* __init__(self, motherboard = Motherboard(), </text:span></text:p>
          <text:p text:style-name="P2"><text:span text:style-name="T1">cpu = Cpu(), memory, harddisk, **kwargs)</text:span></text:p>
          <text:p text:style-name="P2"><text:span text:style-name="T1">* run(self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9.525cm" svg:height="3.302cm" svg:x="2.397cm" svg:y="5.572cm">
          <text:p text:style-name="P1">Motherboard</text:p>
          <text:p text:style-name="P2"><text:span text:style-name="T1">* __init__(self) --&gt;setup()</text:span></text:p>
          <text:p text:style-name="P2"><text:span text:style-name="T1">* setComponent(self, componentDict) → setup()</text:span></text:p>
          <text:p text:style-name="P2"><text:span text:style-name="T1">* setup(self, componentName, component)</text:span></text:p>
          <text:p text:style-name="P2"><text:span text:style-name="T1">* run(self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7.159cm" svg:y1="4.81cm" svg:x2="7.159cm" svg:y2="5.572cm" draw:start-shape="id1" draw:start-glue-point="2" draw:end-shape="id2" draw:end-glue-point="0" svg:d="M7159 4810v762" svg:viewBox="0 0 1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07:25:11.332246558</meta:creation-date>
    <dc:date>2019-01-08T07:33:23.247277413</dc:date>
    <meta:editing-duration>PT8M11S</meta:editing-duration>
    <meta:editing-cycles>4</meta:editing-cycles>
    <meta:generator>LibreOffice/6.0.6.2$Linux_X86_64 LibreOffice_project/00m0$Build-2</meta:generator>
    <meta:document-statistic meta:object-count="3"/>
  </office:meta>
</office:document-meta>
</file>